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9"/>
    <style:style style:name="ce9" style:family="table-cell" style:parent-style-name="Default" style:data-style-name="N39"/>
    <style:style style:name="ce10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10">
            <text:p>24/04/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4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10">
            <text:p>26/04/2020</text:p>
          </table:table-cell>
          <table:table-cell office:value-type="float" office:value="5" table:style-name="ce3">
            <text:p>5,0</text:p>
          </table:table-cell>
          <table:table-cell office:value-type="string" table:style-name="ce4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4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10">
            <text:p>27/04/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4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10">
            <text:p>01/05/2020</text:p>
          </table:table-cell>
          <table:table-cell office:value-type="float" office:value="1" table:style-name="ce3">
            <text:p>1,0</text:p>
          </table:table-cell>
          <table:table-cell office:value-type="string" table:style-name="ce4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4">
            <text:p>Ho provato a rinominare un pacchetto ma è esploso tutto quindi forse è il caso che io guardi come si fa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10">
            <text:p>27/09/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4"/>
          <table:table-cell office:value-type="string" table:style-name="ce5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10">
            <text:p>28/09/2020</text:p>
          </table:table-cell>
          <table:table-cell office:value-type="float" office:value="3" table:style-name="ce3">
            <text:p>3,0</text:p>
          </table:table-cell>
          <table:table-cell office:value-type="string" table:style-name="ce4">
            <text:p>Ho creato le istanze del database e ho provato a far funzionare i primi metodi di inserimento e visualizzazione dei dati</text:p>
          </table:table-cell>
          <table:table-cell office:value-type="string" table:style-name="ce4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5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10">
            <text:p>29/09/2020</text:p>
          </table:table-cell>
          <table:table-cell office:value-type="float" office:value="4" table:style-name="ce3">
            <text:p>4,0</text:p>
          </table:table-cell>
          <table:table-cell office:value-type="string" table:style-name="ce4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4">
            <text:p>Quando provo a lanciare tramite un intent l'activity che permette di inserire i dati nel database va in crush</text:p>
            <text:p/>
          </table:table-cell>
          <table:table-cell office:value-type="string" table:style-name="ce6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10">
            <text:p>03/10/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Ho fatto ordine tra le cartelle di test e creato i vari brach su Github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4">
          <table:table-cell office:value-type="date" office:date-value="2020-10-04T00:00:00" table:style-name="ce10">
            <text:p>04/10/2020</text:p>
          </table:table-cell>
          <table:table-cell office:value-type="float" office:value="4" table:style-name="ce3">
            <text:p>4,0</text:p>
          </table:table-cell>
          <table:table-cell office:value-type="string" table:style-name="ce4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4">
            <text:p>Il bottone per aggiungere un nuovo report funziona ma va in crash quando provo ad aggiungere al db i dati</text:p>
          </table:table-cell>
          <table:table-cell office:value-type="string" table:style-name="ce6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10">
            <text:p>05/10/2020</text:p>
          </table:table-cell>
          <table:table-cell office:value-type="float" office:value="3" table:style-name="ce3">
            <text:p>3,0</text:p>
          </table:table-cell>
          <table:table-cell office:value-type="string" table:style-name="ce4">
            <text:p>Ho fatto l'accesso al db tramite AsyncTask e non nel main thread</text:p>
          </table:table-cell>
          <table:table-cell table:style-name="ce4"/>
          <table:table-cell office:value-type="string" table:style-name="ce5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10">
            <text:p>06/10/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Mi sono resa conto di aver perso gli aggiornamenti dell'ultimo update, ho cercato di riscrivere il codice, fallendo</text:p>
          </table:table-cell>
          <table:table-cell office:value-type="string" table:style-name="ce4">
            <text:p>Non riesco a ricreare la classe AsyncTask nel modo corretto</text:p>
          </table:table-cell>
          <table:table-cell office:value-type="string" table:style-name="ce5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10">
            <text:p>09/10/2020</text:p>
          </table:table-cell>
          <table:table-cell office:value-type="float" office:value="3" table:style-name="ce3">
            <text:p>3,0</text:p>
          </table:table-cell>
          <table:table-cell office:value-type="string" table:style-name="ce4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4">
            <text:p>Qualcosa non va, la lista non viene mostrata</text:p>
          </table:table-cell>
          <table:table-cell office:value-type="string" table:style-name="ce5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10">
            <text:p>10/10/2020</text:p>
          </table:table-cell>
          <table:table-cell office:value-type="float" office:value="3" table:style-name="ce3">
            <text:p>3,0</text:p>
          </table:table-cell>
          <table:table-cell office:value-type="string" table:style-name="ce4">
            <text:p>Sono tornata sui miei passi e ho sistemato l'aggiunta del report, ora funziona correttamente (testato con sqllite)</text:p>
          </table:table-cell>
          <table:table-cell table:style-name="ce4"/>
          <table:table-cell office:value-type="string" table:style-name="ce6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10">
            <text:p>11/10/2020</text:p>
          </table:table-cell>
          <table:table-cell office:value-type="float" office:value="3" table:style-name="ce3">
            <text:p>3,0</text:p>
          </table:table-cell>
          <table:table-cell office:value-type="string" table:style-name="ce4">
            <text:p>Ho aggiunto la ReportListAdapter e la ReportViewHolder che permettono la visualizzazione dei report nel XML della main activity (viene visualizzata solo la descrizione)</text:p>
          </table:table-cell>
          <table:table-cell table:style-name="ce4"/>
          <table:table-cell office:value-type="string" table:style-name="ce5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10">
            <text:p>15/10/2020</text:p>
          </table:table-cell>
          <table:table-cell office:value-type="float" office:value="3" table:style-name="ce3">
            <text:p>3,0</text:p>
          </table:table-cell>
          <table:table-cell office:value-type="string" table:style-name="ce4">
            <text:p>Ora funziona l'update e il delete, ho anche aggiunto la snackbar che permette di eliminare l'ultima operazione di delete</text:p>
          </table:table-cell>
          <table:table-cell table:style-name="ce4"/>
          <table:table-cell office:value-type="string" table:style-name="ce5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10">
            <text:p>18/10/2020</text:p>
          </table:table-cell>
          <table:table-cell office:value-type="float" office:value="5" table:style-name="ce3">
            <text:p>5,0</text:p>
          </table:table-cell>
          <table:table-cell office:value-type="string" table:style-name="ce4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4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6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10">
            <text:p>19/10/2020</text:p>
          </table:table-cell>
          <table:table-cell office:value-type="float" office:value="7" table:style-name="ce3">
            <text:p>7,0</text:p>
          </table:table-cell>
          <table:table-cell office:value-type="string" table:style-name="ce4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4"/>
          <table:table-cell office:value-type="string" table:style-name="ce6">
            <text:p>PHM 8</text:p>
            <text:p>PHM 9</text:p>
            <text:p>PHM 1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10">
            <text:p>20/10/2020</text:p>
          </table:table-cell>
          <table:table-cell office:value-type="float" office:value="2" table:style-name="ce3">
            <text:p>2,0</text:p>
          </table:table-cell>
          <table:table-cell office:value-type="string" table:style-name="ce4">
            <text:p>Ho aggiunto lo swipe left e right nella Main Activity</text:p>
          </table:table-cell>
          <table:table-cell table:style-name="ce4"/>
          <table:table-cell office:value-type="string" table:style-name="ce5">
            <text:p>PHM 11</text:p>
          </table:table-cell>
          <table:table-cell table:number-columns-repeated="16379"/>
        </table:table-row>
        <table:table-row table:style-name="ro5">
          <table:table-cell office:value-type="date" office:date-value="2020-10-21T00:00:00" table:style-name="ce10">
            <text:p>21/10/2020</text:p>
          </table:table-cell>
          <table:table-cell office:value-type="float" office:value="6" table:style-name="ce3">
            <text:p>6,0</text:p>
          </table:table-cell>
          <table:table-cell office:value-type="string" table:style-name="ce4">
            <text:p>Ho aggiunto il fragment TodayReport che mostra la data attuale</text:p>
          </table:table-cell>
          <table:table-cell office:value-type="string" table:style-name="ce4">
            <text:p>Non riesco a modificare la data quando faccio swipe left e right, devo prima capire come gestire DataFormat</text:p>
          </table:table-cell>
          <table:table-cell office:value-type="string" table:style-name="ce5">
            <text:p>PHM13</text:p>
          </table:table-cell>
          <table:table-cell table:number-columns-repeated="16379"/>
        </table:table-row>
        <table:table-row table:style-name="ro4">
          <table:table-cell office:value-type="date" office:date-value="2020-10-27T00:00:00" table:style-name="ce10">
            <text:p>27/10/2020</text:p>
          </table:table-cell>
          <table:table-cell office:value-type="float" office:value="5" table:style-name="ce7">
            <text:p>5,00</text:p>
          </table:table-cell>
          <table:table-cell office:value-type="string" table:style-name="ce4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4"/>
          <table:table-cell office:value-type="string" table:style-name="ce6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5">
          <table:table-cell office:value-type="date" office:date-value="2020-10-28T00:00:00" table:style-name="ce8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number-rows-repeated="10" table:style-name="ro8">
          <table:table-cell table:style-name="ce9"/>
          <table:table-cell table:number-columns-repeated="16383" table:style-name="ce1"/>
        </table:table-row>
        <table:table-row table:number-rows-repeated="1048544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7">
      <number:number number:decimal-places="1" number:min-integer-digits="1"/>
    </number:number-style>
    <number:date-style style:name="N39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28T18:15:19Z</dc:date>
  </office:meta>
</office:document-meta>
</file>